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DFKai-SB" svg:font-family="DFKai-SB" style:font-family-generic="script" style:font-pitch="fixed"/>
    <style:font-face style:name="Angsana New" svg:font-family="'Angsana New'" style:font-family-generic="roman" style:font-pitch="variable"/>
    <style:font-face style:name="Courier New1" svg:font-family="'Courier New'" style:font-family-generic="roman" style:font-pitch="variable"/>
    <style:font-face style:name="MingLiU-ExtB" svg:font-family="MingLiU-ExtB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mo" svg:font-family="Arimo" style:font-family-generic="swiss" style:font-pitch="variable"/>
    <style:font-face style:name="DokChampa" svg:font-family="DokChampa" style:font-family-generic="swiss" style:font-pitch="variable"/>
    <style:font-face style:name="Miriam" svg:font-family="Miriam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4694in" fo:margin-left="-0.0111in" fo:margin-right="2.4667in" style:page-number="auto" table:align="margins" style:writing-mode="lr-tb"/>
    </style:style>
    <style:style style:name="Table1.A" style:family="table-column">
      <style:table-column-properties style:column-width="4.4694in" style:rel-column-width="6436*"/>
    </style:style>
    <style:style style:name="Table1.1" style:family="table-row">
      <style:table-row-properties style:min-row-height="3.9688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4" style:family="table">
      <style:table-properties style:width="4.4694in" fo:margin-left="-0.0111in" fo:margin-right="2.4667in" table:align="margins" style:writing-mode="lr-tb"/>
    </style:style>
    <style:style style:name="Table4.A" style:family="table-column">
      <style:table-column-properties style:column-width="4.4694in" style:rel-column-width="6436*"/>
    </style:style>
    <style:style style:name="Table4.1" style:family="table-row">
      <style:table-row-properties style:min-row-height="4.5in"/>
    </style:style>
    <style:style style:name="Table4.A1" style:family="table-cell">
      <style:table-cell-properties fo:background-color="transparent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fo:line-height="100%"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margin-top="0in" fo:margin-bottom="0in" fo:line-height="100%"/>
      <style:text-properties style:font-name="MingLiU-ExtB" fo:font-size="10pt" style:font-size-asian="10pt" style:font-name-complex="Courier New2" style:font-size-complex="10pt"/>
    </style:style>
    <style:style style:name="P3" style:family="paragraph" style:parent-style-name="Standard">
      <style:paragraph-properties fo:margin-top="0in" fo:margin-bottom="0in" fo:line-height="100%" fo:text-align="center" style:justify-single-word="false"/>
      <style:text-properties style:font-name="MingLiU-ExtB" fo:font-size="10pt" style:font-size-asian="10pt" style:font-name-complex="Courier New2" style:font-size-complex="10pt"/>
    </style:style>
    <style:style style:name="P4" style:family="paragraph" style:parent-style-name="Standard">
      <style:paragraph-properties fo:margin-left="0.0035in" fo:margin-right="0.0035in" fo:margin-top="0in" fo:margin-bottom="0in" fo:line-height="100%" fo:text-align="center" style:justify-single-word="false" fo:text-indent="0.0102in" style:auto-text-indent="false"/>
      <style:text-properties style:font-name="Courier New1" fo:font-size="10pt" style:font-size-asian="10pt" style:font-name-complex="Courier New2" style:font-size-complex="10pt"/>
    </style:style>
    <style:style style:name="P5" style:family="paragraph" style:parent-style-name="Standard">
      <style:paragraph-properties fo:margin-left="0.0035in" fo:margin-right="0.0035in" fo:margin-top="0in" fo:margin-bottom="0in" fo:line-height="100%" fo:text-align="center" style:justify-single-word="false" fo:text-indent="0in" style:auto-text-indent="false"/>
      <style:text-properties style:font-name="Courier New1" fo:font-size="10pt" style:font-size-asian="10pt" style:font-name-complex="Courier New2" style:font-size-complex="10pt"/>
    </style:style>
    <style:style style:name="P6" style:family="paragraph" style:parent-style-name="Standard">
      <style:paragraph-properties fo:margin-top="0in" fo:margin-bottom="0in" fo:line-height="100%"/>
      <style:text-properties style:font-name="MingLiU-ExtB" fo:font-size="9pt" style:font-size-asian="9pt" style:font-name-complex="Courier New2" style:font-size-complex="9pt"/>
    </style:style>
    <style:style style:name="P7" style:family="paragraph" style:parent-style-name="Standard">
      <style:paragraph-properties fo:margin-top="0in" fo:margin-bottom="0in" fo:line-height="100%" fo:text-align="center" style:justify-single-word="false"/>
      <style:text-properties style:font-name="MingLiU-ExtB" fo:font-size="9pt" style:font-size-asian="9pt" style:font-name-complex="Courier New2" style:font-size-complex="9pt"/>
    </style:style>
    <style:style style:name="P8" style:family="paragraph" style:parent-style-name="Standard">
      <style:paragraph-properties fo:margin-top="0in" fo:margin-bottom="0in" fo:line-height="100%" fo:text-align="center" style:justify-single-word="false"/>
      <style:text-properties style:font-name="MingLiU-ExtB" fo:font-size="8pt" style:font-size-asian="8pt" style:font-name-complex="Courier New2" style:font-size-complex="8pt"/>
    </style:style>
    <style:style style:name="P9" style:family="paragraph" style:parent-style-name="Standard">
      <style:paragraph-properties fo:margin-top="0in" fo:margin-bottom="0in" fo:line-height="100%" fo:text-align="center" style:justify-single-word="false"/>
      <style:text-properties style:font-name="Courier New" fo:font-size="13pt" fo:font-weight="normal" style:font-size-asian="13pt" style:font-weight-asian="normal" style:font-name-complex="Courier New2" style:font-size-complex="13pt" style:font-weight-complex="normal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  <style:text-properties style:font-name="Courier New" fo:font-size="12pt" fo:font-weight="normal" style:font-size-asian="12pt" style:font-weight-asian="normal" style:font-name-complex="Courier New2" style:font-size-complex="12pt" style:font-weight-complex="normal"/>
    </style:style>
    <style:style style:name="P11" style:family="paragraph" style:parent-style-name="Standard">
      <style:paragraph-properties fo:margin-top="0in" fo:margin-bottom="0in" fo:line-height="100%" fo:text-align="center" style:justify-single-word="false"/>
    </style:style>
    <style:style style:name="P12" style:family="paragraph" style:parent-style-name="Standard">
      <style:paragraph-properties fo:margin-left="0.0035in" fo:margin-right="0.0035in" fo:margin-top="0in" fo:margin-bottom="0in" fo:line-height="100%" fo:text-align="center" style:justify-single-word="false" fo:text-indent="0.0102in" style:auto-text-indent="false"/>
      <style:text-properties style:font-name="Courier New1" fo:font-size="10pt" style:font-size-asian="10pt" style:font-name-complex="Courier New2" style:font-size-complex="10pt"/>
    </style:style>
    <style:style style:name="P13" style:family="paragraph" style:parent-style-name="Standard">
      <style:paragraph-properties fo:margin-left="0.0035in" fo:margin-right="0.0035in" fo:margin-top="0in" fo:margin-bottom="0in" fo:line-height="100%" fo:text-align="center" style:justify-single-word="false" fo:text-indent="0.0102in" style:auto-text-indent="false"/>
      <style:text-properties style:font-name="MingLiU-ExtB" fo:font-size="8pt" style:font-size-asian="8pt" style:font-name-complex="Courier New2" style:font-size-complex="8pt"/>
    </style:style>
    <style:style style:name="T1" style:family="text">
      <style:text-properties fo:letter-spacing="-0.0138in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name="Arial Narrow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style:font-name="MingLiU-ExtB" fo:font-size="8pt" style:font-size-asian="8pt" style:font-name-complex="Courier New2" style:font-size-complex="8pt"/>
    </style:style>
    <style:style style:name="T9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/>
            <text:p text:style-name="P10">NEW INDIAN MEDICALS</text:p>
            <text:p text:style-name="P8">48,Peeliamman Koil Street,Tharamani,Chennai-600113</text:p>
            <text:p text:style-name="P8">DL.NO.<text:span text:style-name="T1">1678/MIII/20/1682/III/21</text:span></text:p>
            <text:p text:style-name="P8">TIN NO:33340985570</text:p>
            <text:p text:style-name="P11"><text:span text:style-name="T8">PHONE: 9884711790, 9884711792</text:span></text:p>
            <text:p text:style-name="P2"/>
            <text:p text:style-name="P2"><text:s/><text:span text:style-name="T3">Cash Bill:</text:span> <text:span text:style-name="T7">B0021044</text:span><text:span text:style-name="T3"><text:tab/> <text:s text:c="2"/><text:tab/> <text:s text:c="2"/>Date: 11-apr-2015 / 07:05pm</text:span></text:p>
            <text:p text:style-name="P6"><text:span text:style-name="T6"><text:s/></text:span>Dr: Dr.MADHUMATHI</text:p>
            <text:p text:style-name="P6"><text:span text:style-name="T7"><text:s/></text:span>Name : SIVAPRIYA </text:p>
            <text:p text:style-name="P2"><text:s/>-------------------------------------------------------------</text:p>
            <text:p text:style-name="P2"><text:s/><text:span text:style-name="T3"><text:s text:c="2"/>Qty <text:s text:c="5"/>Particulars<text:tab/> <text:s text:c="14"/>Mfr <text:s text:c="2"/>Batch <text:s text:c="2"/>Exp <text:s text:c="4"/>Amount</text:span> </text:p>
            <text:p text:style-name="P2"><text:s/>-------------------------------------------------------------</text:p>
            <text:p text:style-name="P6"/>
            <text:p text:style-name="P6"><text:s text:c="3"/>40 TABS <text:s/>DOXINATE TAB<text:tab/> <text:s text:c="6"/>SIG <text:s text:c="2"/>1321 <text:s text:c="3"/>07/17 <text:s text:c="2"/>172.60</text:p>
            <text:p text:style-name="P6"><text:s text:c="3"/>20 TABS <text:s/>DOXINATE TAB<text:tab/> <text:s text:c="6"/>SIG <text:s text:c="2"/>1317 <text:s text:c="3"/>07/17 <text:s text:c="3"/>86.30</text:p>
            <text:p text:style-name="P6"><text:s text:c="3"/>30 TABS <text:s/>VOMIKIND MD 4MG <text:tab/> <text:s text:c="6"/>MANK <text:s/>0030 <text:s text:c="3"/>06/17 <text:s text:c="2"/>126.70</text:p>
            <text:p text:style-name="P2"/>
            <text:p text:style-name="P2"/>
            <text:p text:style-name="P2"><text:s/>-------------------------------------------------------------</text:p>
            <text:p text:style-name="P2"><text:s/><text:span text:style-name="T9">Qty: 90 <text:s/>Items: 3 User: admin <text:s/>RDD: -0.1</text:span> <text:s text:c="3"/><text:span text:style-name="T3">Total</text:span> : <text:s text:c="9"/><text:span text:style-name="T4">385.50</text:span></text:p>
            <text:p text:style-name="P2"><text:s/>-------------------------------------------------------------</text:p>
            <text:p text:style-name="P3">Thank you</text:p>
            <text:p text:style-name="P4"/>
            <text:p text:style-name="P8">PHARMACIST: D. SAVITHRI SURESH M.Pharm</text:p>
            <text:p text:style-name="P4"/>
            <text:p text:style-name="P5"/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/>
            <text:p text:style-name="P9">NEW INDIAN MEDICALS</text:p>
            <text:p text:style-name="P7">48,Peeliamman Koil Street,Tharamani,Chennai-600113</text:p>
            <text:p text:style-name="P7">DL.NO.<text:span text:style-name="T1">1678/MIII/20/1682/III/21</text:span></text:p>
            <text:p text:style-name="P7">TIN NO:33340985570</text:p>
            <text:p text:style-name="P8"><text:span text:style-name="T5">PHONE</text:span>: 9884711790, 9884711792</text:p>
            <text:p text:style-name="P2"/>
            <text:p text:style-name="P2"><text:s/><text:span text:style-name="T3">Cash Bill: </text:span><text:span text:style-name="T7">B0021104</text:span><text:span text:style-name="T3"><text:tab/> <text:s text:c="2"/><text:tab/> <text:s text:c="2"/>Date: 23-apr-2015 / 10:33am</text:span></text:p>
            <text:p text:style-name="P2"><text:s/><text:span text:style-name="T3">Dr: DR.MADHUMATHI</text:span></text:p>
            <text:p text:style-name="P2"><text:s/><text:span text:style-name="T3">Name : SUBRAMANI </text:span></text:p>
            <text:p text:style-name="P2"><text:s/>-------------------------------------------------------------</text:p>
            <text:p text:style-name="P2"><text:s/><text:span text:style-name="T3"><text:s text:c="2"/>Qty <text:s text:c="5"/>Particulars<text:tab/> <text:s text:c="14"/>Mfr <text:s text:c="2"/>Batch <text:s text:c="2"/>Exp <text:s text:c="4"/>Amount</text:span> </text:p>
            <text:p text:style-name="P2"><text:s/>-------------------------------------------------------------</text:p>
            <text:p text:style-name="P6"/>
            <text:p text:style-name="P6"><text:s text:c="3"/>60 TAB <text:s text:c="2"/>DIAMIG 50MG<text:tab/><text:tab/> <text:s text:c="6"/>101 <text:s text:c="2"/>522 <text:s text:c="4"/>05/16 <text:s text:c="2"/>636.00</text:p>
            <text:p text:style-name="P6"><text:s text:c="3"/>30 TABS <text:s/>REJOINT <text:s/><text:tab/> <text:s text:c="14"/>843 <text:s text:c="2"/>443 <text:s text:c="4"/>04/16 <text:s text:c="2"/>471.00</text:p>
            <text:p text:style-name="P2"/>
            <text:p text:style-name="P2"/>
            <text:p text:style-name="P2"><text:s/>-------------------------------------------------------------</text:p>
            <text:p text:style-name="P2"><text:s/><text:span text:style-name="T9">Qty: 90 <text:s/>Items: 2 User: admin RDD: -0.0 <text:s text:c="4"/></text:span><text:span text:style-name="T3">Total : <text:s/></text:span><text:s text:c="9"/>1107.00</text:p>
            <text:p text:style-name="P2"><text:s/>-------------------------------------------------------------</text:p>
            <text:p text:style-name="P3">Thank you</text:p>
            <text:p text:style-name="P4"/>
            <text:p text:style-name="P13">PHARMACIST: D. SAVITHRI SURESH M.Pharm</text:p>
            <text:p text:style-name="P4"/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DFKai-SB" svg:font-family="DFKai-SB" style:font-family-generic="script" style:font-pitch="fixed"/>
    <style:font-face style:name="Angsana New" svg:font-family="'Angsana New'" style:font-family-generic="roman" style:font-pitch="variable"/>
    <style:font-face style:name="Courier New1" svg:font-family="'Courier New'" style:font-family-generic="roman" style:font-pitch="variable"/>
    <style:font-face style:name="MingLiU-ExtB" svg:font-family="MingLiU-ExtB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mo" svg:font-family="Arimo" style:font-family-generic="swiss" style:font-pitch="variable"/>
    <style:font-face style:name="DokChampa" svg:font-family="DokChampa" style:font-family-generic="swiss" style:font-pitch="variable"/>
    <style:font-face style:name="Miriam" svg:font-family="Miriam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5:38:39.92</meta:creation-date>
    <dc:date>2016-02-12T21:40:04.71</dc:date>
    <meta:editing-duration>PT1H51M46S</meta:editing-duration>
    <meta:editing-cycles>31</meta:editing-cycles>
    <meta:generator>OpenOffice.org/3.4$Win32 OpenOffice.org_project/340m1$Build-9590</meta:generator>
    <meta:document-statistic meta:table-count="2" meta:image-count="0" meta:object-count="0" meta:page-count="1" meta:paragraph-count="37" meta:word-count="144" meta:character-count="1647"/>
  </office:meta>
</office:document-meta>
</file>